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Sansular" svg:font-family="OpenSansular"/>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4d6fa4"/>
    </style:style>
    <style:style style:name="gr3" style:family="graphic" style:parent-style-name="standard">
      <style:graphic-properties draw:stroke="none" draw:fill="solid" draw:fill-color="#d8ade4"/>
    </style:style>
    <style:style style:name="gr4" style:family="graphic" style:parent-style-name="standard">
      <style:graphic-properties draw:stroke="none" draw:fill="solid" draw:fill-color="#ffbd81"/>
    </style:style>
    <style:style style:name="gr5" style:family="graphic" style:parent-style-name="standard">
      <style:graphic-properties draw:stroke="none" draw:fill="solid" draw:fill-color="#1e365c"/>
    </style:style>
    <style:style style:name="gr6" style:family="graphic" style:parent-style-name="standard">
      <style:graphic-properties draw:stroke="none" draw:fill="solid" draw:fill-color="#f8a8a5"/>
    </style:style>
    <style:style style:name="gr7" style:family="graphic" style:parent-style-name="standard">
      <style:graphic-properties draw:stroke="none" draw:fill="solid" draw:fill-color="#f8d3f1"/>
    </style:style>
    <style:style style:name="gr8" style:family="graphic" style:parent-style-name="standard">
      <style:graphic-properties draw:stroke="none" draw:fill="none" draw:textarea-horizontal-align="left" draw:textarea-vertical-align="top" draw:auto-grow-height="true" draw:auto-grow-width="true" fo:min-height="0.427cm" fo:min-width="0.427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355cm" fo:min-width="0.355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357cm" fo:min-width="0.357cm" fo:padding-top="0cm" fo:padding-bottom="0cm" fo:padding-left="0cm" fo:padding-right="0cm"/>
    </style:style>
    <style:style style:name="gr11" style:family="graphic" style:parent-style-name="standard">
      <style:graphic-properties draw:stroke="none" draw:fill="solid" draw:fill-color="#7e707d"/>
    </style:style>
    <style:style style:name="gr12" style:family="graphic" style:parent-style-name="standard">
      <style:graphic-properties draw:stroke="none" draw:fill="solid" draw:fill-color="#6a5c6b"/>
    </style:style>
    <style:style style:name="gr13" style:family="graphic" style:parent-style-name="standard">
      <style:graphic-properties draw:stroke="none" draw:fill="solid" draw:fill-color="#a6e0fa"/>
    </style:style>
    <style:style style:name="gr14" style:family="graphic" style:parent-style-name="standard">
      <style:graphic-properties draw:stroke="none" draw:fill="solid" draw:fill-color="#75cef9"/>
    </style:style>
    <style:style style:name="gr15" style:family="graphic" style:parent-style-name="standard">
      <style:graphic-properties draw:stroke="none" draw:fill="solid" draw:fill-color="#eff6ff"/>
    </style:style>
    <style:style style:name="gr16" style:family="graphic" style:parent-style-name="standard">
      <style:graphic-properties draw:stroke="none" draw:fill="solid" draw:fill-color="#d9eeff"/>
    </style:style>
    <style:style style:name="gr17" style:family="graphic" style:parent-style-name="standard">
      <style:graphic-properties draw:stroke="none" draw:fill="solid" draw:fill-color="#ffbc85"/>
    </style:style>
    <style:style style:name="gr18" style:family="graphic" style:parent-style-name="standard">
      <style:graphic-properties draw:stroke="none" draw:fill="solid" draw:fill-color="#f5a96c"/>
    </style:style>
    <style:style style:name="gr19" style:family="graphic" style:parent-style-name="standard">
      <style:graphic-properties draw:stroke="none" draw:fill="solid" draw:fill-color="#fde588"/>
    </style:style>
    <style:style style:name="gr20" style:family="graphic" style:parent-style-name="standard">
      <style:graphic-properties draw:stroke="none" draw:fill="solid" draw:fill-color="#fdd76f"/>
    </style:style>
    <style:style style:name="gr21" style:family="graphic" style:parent-style-name="standard">
      <style:graphic-properties draw:stroke="none" draw:fill="solid" draw:fill-color="#000000"/>
    </style:style>
    <style:style style:name="gr22" style:family="graphic" style:parent-style-name="standard">
      <style:graphic-properties draw:stroke="none" draw:fill="none" draw:textarea-horizontal-align="left" draw:textarea-vertical-align="top" draw:auto-grow-height="true" draw:auto-grow-width="true" fo:min-height="2.565cm" fo:min-width="2.565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363cm" fo:min-width="0.363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1.129cm" fo:min-width="1.129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493cm" fo:min-width="0.493cm" fo:padding-top="0cm" fo:padding-bottom="0cm" fo:padding-left="0cm" fo:padding-right="0cm"/>
    </style:style>
    <style:style style:name="P1" style:family="paragraph">
      <loext:graphic-properties draw:fill="solid" draw:fill-color="#ffffff"/>
    </style:style>
    <style:style style:name="P2" style:family="paragraph">
      <loext:graphic-properties draw:fill="solid" draw:fill-color="#4d6fa4"/>
    </style:style>
    <style:style style:name="P3" style:family="paragraph">
      <loext:graphic-properties draw:fill="solid" draw:fill-color="#d8ade4"/>
    </style:style>
    <style:style style:name="P4" style:family="paragraph">
      <loext:graphic-properties draw:fill="solid" draw:fill-color="#ffbd81"/>
    </style:style>
    <style:style style:name="P5" style:family="paragraph">
      <loext:graphic-properties draw:fill="solid" draw:fill-color="#1e365c"/>
    </style:style>
    <style:style style:name="P6" style:family="paragraph">
      <loext:graphic-properties draw:fill="solid" draw:fill-color="#f8a8a5"/>
    </style:style>
    <style:style style:name="P7" style:family="paragraph">
      <loext:graphic-properties draw:fill="solid" draw:fill-color="#f8d3f1"/>
    </style:style>
    <style:style style:name="P8" style:family="paragraph">
      <style:paragraph-properties fo:text-align="start" style:writing-mode="lr-tb"/>
    </style:style>
    <style:style style:name="P9" style:family="paragraph">
      <loext:graphic-properties draw:fill="none"/>
      <style:text-properties fo:font-size="12.1000003814697pt" style:font-size-asian="12.1000003814697pt" style:font-size-complex="12.1000003814697pt"/>
    </style:style>
    <style:style style:name="P10" style:family="paragraph">
      <loext:graphic-properties draw:fill="none"/>
      <style:text-properties fo:font-size="10.1000003814697pt" style:font-size-asian="10.1000003814697pt" style:font-size-complex="10.1000003814697pt"/>
    </style:style>
    <style:style style:name="P11" style:family="paragraph">
      <loext:graphic-properties draw:fill="none"/>
      <style:text-properties fo:font-size="10.1999998092651pt" style:font-size-asian="10.1999998092651pt" style:font-size-complex="10.1999998092651pt"/>
    </style:style>
    <style:style style:name="P12" style:family="paragraph">
      <loext:graphic-properties draw:fill="solid" draw:fill-color="#7e707d"/>
    </style:style>
    <style:style style:name="P13" style:family="paragraph">
      <loext:graphic-properties draw:fill="solid" draw:fill-color="#6a5c6b"/>
    </style:style>
    <style:style style:name="P14" style:family="paragraph">
      <loext:graphic-properties draw:fill="solid" draw:fill-color="#a6e0fa"/>
    </style:style>
    <style:style style:name="P15" style:family="paragraph">
      <loext:graphic-properties draw:fill="solid" draw:fill-color="#75cef9"/>
    </style:style>
    <style:style style:name="P16" style:family="paragraph">
      <loext:graphic-properties draw:fill="solid" draw:fill-color="#eff6ff"/>
    </style:style>
    <style:style style:name="P17" style:family="paragraph">
      <loext:graphic-properties draw:fill="solid" draw:fill-color="#d9eeff"/>
    </style:style>
    <style:style style:name="P18" style:family="paragraph">
      <loext:graphic-properties draw:fill="solid" draw:fill-color="#ffbc85"/>
    </style:style>
    <style:style style:name="P19" style:family="paragraph">
      <loext:graphic-properties draw:fill="solid" draw:fill-color="#f5a96c"/>
    </style:style>
    <style:style style:name="P20" style:family="paragraph">
      <loext:graphic-properties draw:fill="solid" draw:fill-color="#fde588"/>
    </style:style>
    <style:style style:name="P21" style:family="paragraph">
      <loext:graphic-properties draw:fill="solid" draw:fill-color="#fdd76f"/>
    </style:style>
    <style:style style:name="P22" style:family="paragraph">
      <loext:graphic-properties draw:fill="solid" draw:fill-color="#000000"/>
    </style:style>
    <style:style style:name="P23" style:family="paragraph">
      <loext:graphic-properties draw:fill="none"/>
      <style:text-properties fo:font-size="72.8000030517578pt" style:font-size-asian="72.8000030517578pt" style:font-size-complex="72.8000030517578pt"/>
    </style:style>
    <style:style style:name="P24" style:family="paragraph">
      <loext:graphic-properties draw:fill="none"/>
      <style:text-properties fo:font-size="10.3999996185303pt" style:font-size-asian="10.3999996185303pt" style:font-size-complex="10.3999996185303pt"/>
    </style:style>
    <style:style style:name="P25" style:family="paragraph">
      <loext:graphic-properties draw:fill="none"/>
      <style:text-properties fo:font-size="32pt" style:font-size-asian="32pt" style:font-size-complex="32pt"/>
    </style:style>
    <style:style style:name="P26" style:family="paragraph">
      <loext:graphic-properties draw:fill="none"/>
      <style:text-properties fo:font-size="14pt" style:font-size-asian="14pt" style:font-size-complex="14pt"/>
    </style:style>
    <style:style style:name="T1" style:family="text">
      <style:text-properties fo:color="#1e365c" style:font-name="Arial" fo:font-size="12.1000003814697pt" style:font-size-asian="12.1000003814697pt" style:font-name-complex="Arial" style:font-size-complex="12.1000003814697pt"/>
    </style:style>
    <style:style style:name="T2" style:family="text">
      <style:text-properties fo:color="#000000" style:font-name="Arial" fo:font-size="10.1000003814697pt" style:font-size-asian="10.1000003814697pt" style:font-name-complex="Arial" style:font-size-complex="10.1000003814697pt"/>
    </style:style>
    <style:style style:name="T3" style:family="text">
      <style:text-properties fo:color="#ffffff" style:font-name="Arial" fo:font-size="10.1999998092651pt" style:font-size-asian="10.1999998092651pt" style:font-name-complex="Arial" style:font-size-complex="10.1999998092651pt"/>
    </style:style>
    <style:style style:name="T4" style:family="text">
      <style:text-properties fo:color="#1e365c" style:font-name="Arial" fo:font-size="72.8000030517578pt" style:font-size-asian="72.8000030517578pt" style:font-name-complex="Arial" style:font-size-complex="72.8000030517578pt"/>
    </style:style>
    <style:style style:name="T5" style:family="text">
      <style:text-properties fo:color="#1e365c" style:font-name="Arial" fo:font-size="10.3999996185303pt" style:font-size-asian="10.3999996185303pt" style:font-name-complex="Arial" style:font-size-complex="10.3999996185303pt"/>
    </style:style>
    <style:style style:name="T6" style:family="text">
      <style:text-properties fo:color="#ffbd81" style:font-name="Arial" fo:font-size="10.1000003814697pt" style:font-size-asian="10.1000003814697pt" style:font-name-complex="Arial" style:font-size-complex="10.1000003814697pt"/>
    </style:style>
    <style:style style:name="T7" style:family="text">
      <style:text-properties fo:color="#000000" style:font-name="OpenSansular" fo:font-size="32pt" style:font-size-asian="32pt" style:font-name-complex="OpenSansular" style:font-size-complex="32pt"/>
    </style:style>
    <style:style style:name="T8" style:family="text">
      <style:text-properties fo:color="#ffffff" style:font-name="Arial" fo:font-size="14pt" style:font-size-asian="14pt" style:font-name-complex="Arial"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1.025cm" svg:height="29.975cm" svg:x="0cm" svg:y="0cm" svg:viewBox="0 0 21026 29976" draw:points="0,0 21026,0 21026,29976 0,29976">
          <text:p/>
        </draw:polygon>
        <draw:polygon draw:style-name="gr1" draw:text-style-name="P1" draw:layer="layout" svg:width="21.025cm" svg:height="29.737cm" svg:x="0cm" svg:y="0cm" svg:viewBox="0 0 21026 29738" draw:points="0,0 21026,0 21026,29738 0,29738">
          <text:p/>
        </draw:polygon>
        <draw:polygon draw:style-name="gr2" draw:text-style-name="P2" draw:layer="layout" svg:width="21.025cm" svg:height="29.737cm" svg:x="0cm" svg:y="0cm" svg:viewBox="0 0 21026 29738" draw:points="0,0 21026,0 21026,29738 0,29738">
          <text:p/>
        </draw:polygon>
        <draw:polygon draw:style-name="gr3" draw:text-style-name="P3" draw:layer="layout" svg:width="24.839cm" svg:height="24.839cm" svg:x="-1.913cm" svg:y="2.443cm" svg:viewBox="0 0 24840 24840" draw:points="0,0 24840,0 24840,24840 0,24840">
          <text:p/>
        </draw:polygon>
        <draw:path draw:style-name="gr4" draw:text-style-name="P4" draw:layer="layout" svg:width="0.95cm" svg:height="0.642cm" svg:x="10.891cm" svg:y="3.696cm" svg:viewBox="0 0 951 643" svg:d="M781 542c0 37-101 101-305 101s-305-64-305-101v-272l283 65c7 2 15 3 22 3 8 0 15-1 23-3l282-65zM484 269c-3 1-5 1-8 1s-5 0-8-1l-441-101c-16-4-27-17-27-33s11-29 27-33l441-101c3-1 5-1 8-1s5 0 8 1l441 101c15 4 26 17 26 33s-11 29-26 33z">
          <text:p/>
        </draw:path>
        <draw:path draw:style-name="gr5" draw:text-style-name="P5" draw:layer="layout" svg:width="1.086cm" svg:height="0.778cm" svg:x="10.789cm" svg:y="3.594cm" svg:viewBox="0 0 1087 779" svg:d="M1087 203c0-47-33-88-79-99l-442-101c-8-2-15-3-23-3-7 0-15 1-23 3l-441 101c-46 11-79 52-79 99 0 48 33 88 79 99l91 21v286c0 91 103 170 373 170 271 0 374-79 374-170v-286l91-21c46-11 79-51 79-99zM849 609c0 37-101 102-306 102-203 0-305-65-305-102v-270l283 65c7 1 15 2 22 2 8 0 15-1 23-3l283-64zM551 338c-3 0-5 0-8 0-2 0-5 0-8 0l-441-102c-15-3-26-17-26-33s11-29 26-33l441-101c3-1 6-1 8-1 3 0 5 0 8 1l442 101c15 4 26 17 26 33s-11 30-26 33z">
          <text:p/>
        </draw:path>
        <draw:path draw:style-name="gr5" draw:text-style-name="P5" draw:layer="layout" svg:width="0.068cm" svg:height="0.372cm" svg:x="11.773cm" svg:y="3.932cm" svg:viewBox="0 0 69 373" svg:d="M0 34v306c0 18 15 33 34 33 20 0 35-15 35-33v-306c0-18-15-34-35-34-19 0-34 16-34 34z">
          <text:p/>
        </draw:path>
        <draw:path draw:style-name="gr5" draw:text-style-name="P5" draw:layer="layout" svg:width="0.136cm" svg:height="0.203cm" svg:x="11.739cm" svg:y="4.338cm" svg:viewBox="0 0 137 204" svg:d="M68 0c-37 0-68 99-68 136 0 38 31 68 68 68 39 0 69-30 69-68 0-37-30-136-69-136z">
          <text:p/>
        </draw:path>
        <draw:path draw:style-name="gr6" draw:text-style-name="P6" draw:layer="layout" svg:width="0.386cm" svg:height="0.386cm" svg:x="2.305cm" svg:y="9.413cm" svg:viewBox="0 0 387 387" svg:d="M106 368c-11 12-27 19-44 19-34 0-62-27-62-61 0-17 8-33 19-44l281-282c25 34 54 64 87 88z">
          <text:p/>
        </draw:path>
        <draw:path draw:style-name="gr6" draw:text-style-name="P6" draw:layer="layout" svg:width="0.695cm" svg:height="0.695cm" svg:x="2.592cm" svg:y="8.818cm" svg:viewBox="0 0 696 696" svg:d="M347 696c-192 0-347-157-347-349 0-191 155-347 347-347 193 0 349 156 349 347 0 192-156 349-349 349z">
          <text:p/>
        </draw:path>
        <draw:path draw:style-name="gr5" draw:text-style-name="P5" draw:layer="layout" svg:width="0.036cm" svg:height="0.037cm" svg:x="2.666cm" svg:y="9.175cm" svg:viewBox="0 0 37 38" svg:d="M37 19c0 6-1 10-5 13-4 4-8 6-13 6-6 0-10-2-14-6-3-3-5-7-5-13 0-5 2-10 5-13 4-4 8-6 14-6 5 0 9 2 13 6 4 3 5 8 5 13z">
          <text:p/>
        </draw:path>
        <draw:path draw:style-name="gr5" draw:text-style-name="P5" draw:layer="layout" svg:width="1.113cm" svg:height="1.112cm" svg:x="2.209cm" svg:y="8.714cm" svg:viewBox="0 0 1114 1113" svg:d="M696 0c-231 0-418 186-418 417 0 70 18 136 49 195l-290 291c-23 22-37 53-37 87 0 68 55 123 123 123 34 0 65-14 87-37l290-290c58 31 126 49 196 49 231 0 418-188 418-418 0-231-187-417-418-417zM167 1033c-11 11-27 18-44 18-34 0-61-27-61-61 0-17 7-33 19-44h-1l281-281c24 33 53 62 86 87zM696 765c-192 0-348-156-348-348s156-348 348-348 348 156 348 348-156 348-348 348z">
          <text:p/>
        </draw:path>
        <draw:path draw:style-name="gr5" draw:text-style-name="P5" draw:layer="layout" svg:width="0.261cm" svg:height="0.261cm" svg:x="2.661cm" svg:y="8.887cm" svg:viewBox="0 0 262 262" svg:d="M244 0c-134 0-244 110-244 245 0 9 8 17 18 17 9 0 17-8 17-17 0-115 94-210 209-210 10 0 18-8 18-17 0-10-8-18-18-18z">
          <text:p/>
        </draw:path>
        <draw:path draw:style-name="gr5" draw:text-style-name="P5" draw:layer="layout" svg:width="0.261cm" svg:height="0.261cm" svg:x="2.661cm" svg:y="8.887cm" svg:viewBox="0 0 262 262" svg:d="M244 0c-134 0-244 110-244 245 0 9 8 17 18 17 9 0 17-8 17-17 0-115 94-210 209-210 10 0 18-8 18-17 0-10-8-18-18-18z">
          <text:p/>
        </draw:path>
        <draw:path draw:style-name="gr7" draw:text-style-name="P7" draw:layer="layout" svg:width="1.46cm" svg:height="1.459cm" svg:x="2.604cm" svg:y="21.941cm" svg:viewBox="0 0 1461 1460" svg:d="M730 1137c-4-47-17-93-37-137l494-494c30 95 15 196-52 262 0 0 0 1-1 1l1 1-404 406c0-13 1-26-1-39zM667 952c-20-32-42-62-69-90-32-32-69-56-107-77l497-498c39 17 78 42 111 75 28 28 50 59 66 92zM442 760c-48-20-99-31-149-31l401-406c62-60 151-77 239-55zM113 1454c-6 1-24 6-36 6-42 0-77-35-77-78 0-8 4-24 5-29l55-199c60-2 124 22 174 72 51 51 75 117 73 177zM358 1389c-1-70-30-142-87-200-54-54-125-85-196-88l52-188c3-13 11-25 20-36 105-75 265-53 377 59 118 118 137 291 46 395-6 3-13 6-19 8zM1392 509l-87 89c0-12 1-23 0-36-9-100-56-198-133-274-85-85-198-134-310-134l87-87c43-43 104-67 170-67 84 0 170 38 236 104 63 62 100 139 105 217 5 73-19 140-68 188z">
          <text:p/>
        </draw:path>
        <draw:path draw:style-name="gr5" draw:text-style-name="P5" draw:layer="layout" svg:width="1.669cm" svg:height="1.669cm" svg:x="2.472cm" svg:y="21.784cm" svg:viewBox="0 0 1670 1670" svg:d="M1533 135c-85-86-198-135-310-135-93 0-180 35-243 98l-254 256c0 1-1 1-2 2-1 0-1 1-1 1l-539 544c-24 25-42 55-52 89l-124 443c0 2-8 36-8 54 0 101 83 183 184 183 20 0 59-10 60-10l442-116c34-10 64-28 89-53l796-803c145-145 129-388-38-553zM836 1242c-4-47-18-93-38-137l493-494c30 95 15 196-51 262-1 0-1 1-1 1v1l-403 406c0-13 1-26 0-39zM772 1057c-19-32-41-62-69-90-32-32-68-57-106-78l497-498c39 18 76 42 109 75 28 29 50 60 67 93zM548 865c-49-20-99-31-150-32l402-405c61-60 151-77 239-55zM218 1559c-5 1-23 5-35 6-43 0-78-35-78-78 1-9 4-24 6-29l54-199c60-2 124 21 175 72s75 117 72 177zM464 1494c-2-70-30-142-88-200-54-54-125-86-196-88l52-188c4-13 11-25 20-36 105-75 266-53 378 59 118 118 136 291 45 394-6 4-12 7-19 9zM1497 614l-88 89c0-12 1-24 0-36-9-100-56-198-132-274-85-85-198-134-309-134l86-87c43-44 104-67 169-67 84 0 171 37 237 104 62 62 99 139 104 217 5 73-19 140-67 188z">
          <text:p/>
        </draw:path>
        <draw:path draw:style-name="gr4" draw:text-style-name="P4" draw:layer="layout" svg:width="0.94cm" svg:height="0.999cm" svg:x="2.282cm" svg:y="14.657cm" svg:viewBox="0 0 941 1000" svg:d="M0 670l851-633-614 729c-4-2-6-4-10-6zM264 793c0-1 0-1 0-1l668-792-569 982zM823 1000l-318-127c-7-3-15-4-23-5l459-823z">
          <text:p/>
        </draw:path>
        <draw:path draw:style-name="gr5" draw:text-style-name="P5" draw:layer="layout" svg:width="1.192cm" svg:height="1.192cm" svg:x="2.128cm" svg:y="14.516cm" svg:viewBox="0 0 1193 1193" svg:d="M1176 6c-6-4-13-6-20-6-8 0-15 2-21 6l-1118 746c-12 8-18 21-17 35 2 14 11 26 24 31l291 116 137 240c7 12 19 19 32 19s25-7 32-18l78-129 362 144c4 2 9 3 13 3 7 0 13-2 19-5 9-6 16-15 18-26l186-1118c3-15-4-30-16-38zM117 775l864-576-628 672c-4-2-7-4-10-6zM380 897h-1l707-756-603 938zM940 1104l-319-127c-7-3-15-4-23-5l491-760z">
          <text:p/>
        </draw:path>
        <draw:path draw:style-name="gr7" draw:text-style-name="P7" draw:layer="layout" svg:width="1.552cm" svg:height="1.215cm" svg:x="5.484cm" svg:y="22.118cm" svg:viewBox="0 0 1553 1216" svg:d="M1553 1161c0 31-25 55-56 55h-499-444-499c-31 0-55-24-55-55v-1105c0-31 24-56 55-56h1442c31 0 56 25 56 56z">
          <text:p/>
        </draw:path>
        <draw:path draw:style-name="gr5" draw:text-style-name="P5" draw:layer="layout" svg:width="1.331cm" svg:height="0.884cm" svg:x="5.539cm" svg:y="22.173cm" svg:viewBox="0 0 1332 885" svg:d="M1276 0l-1220 1c-31 0-56 24-56 55v774c0 30 25 55 56 55h1220c31 0 56-25 56-55v-774c0-31-25-56-56-56zM1276 830h-1220v-774h1220z">
          <text:p/>
        </draw:path>
        <draw:path draw:style-name="gr5" draw:text-style-name="P5" draw:layer="layout" svg:width="1.774cm" svg:height="1.656cm" svg:x="5.317cm" svg:y="21.953cm" svg:viewBox="0 0 1775 1657" svg:d="M1609 0h-1442c-92 0-167 74-167 165v1106c0 91 74 165 166 165h555v68l-346 44c-25 7-42 29-42 54 0 31 25 55 55 55h999c31 0 56-24 56-55 0-25-17-47-42-54l-346-44v-68h555c91 0 165-74 165-165v-1106c0-91-74-165-166-165zM1665 1271c0 30-25 55-56 55h-499-444-499c-31 0-56-25-56-55v-1106c0-30 25-55 56-55h1442c31 0 56 25 56 55z">
          <text:p/>
        </draw:path>
        <draw:path draw:style-name="gr6" draw:text-style-name="P6" draw:layer="layout" svg:width="0.649cm" svg:height="1.033cm" svg:x="11.589cm" svg:y="13.763cm" svg:viewBox="0 0 650 1034" svg:d="M325 0c-179 0-325 159-325 356 0 131 109 268 149 389 59 181 52 289 176 289 126 0 118-107 177-288 40-121 148-260 148-390 0-197-145-356-325-356z">
          <text:p/>
        </draw:path>
        <draw:path draw:style-name="gr5" draw:text-style-name="P5" draw:layer="layout" svg:width="0.768cm" svg:height="1.135cm" svg:x="11.488cm" svg:y="13.728cm" svg:viewBox="0 0 769 1136" svg:d="M384 0c-212 0-384 175-384 390 0 144 128 296 175 429 70 198 62 317 209 317 149 0 139-118 209-316 47-134 176-287 176-430 0-215-172-390-385-390zM475 965h-174l-21-44h208c-3 10 2-8 0 2-5 16-9 29-13 42zM270 884c-7-21-14-43-22-67h272c-4 13-17 55-21 67zM384 1065c-36 0-52-23-70-63h149c-22 59-37 63-79 63zM548 746h-327c-18-38-38-77-59-114-46-83-93-169-93-242 0-176 141-319 315-319s315 143 315 319c0 73-47 159-93 242-20 38-41 76-58 114z">
          <text:p/>
        </draw:path>
        <draw:path draw:style-name="gr5" draw:text-style-name="P5" draw:layer="layout" svg:width="0.227cm" svg:height="0.231cm" svg:x="11.662cm" svg:y="13.905cm" svg:viewBox="0 0 228 232" svg:d="M211 0c-117 0-211 97-211 214 0 10 8 18 18 18 9 0 17-8 17-18 0-98 78-177 176-177 9 0 17-8 17-18 0-11-8-19-17-19z">
          <text:p/>
        </draw:path>
        <draw:path draw:style-name="gr5" draw:text-style-name="P5" draw:layer="layout" svg:width="0.037cm" svg:height="0.037cm" svg:x="11.662cm" svg:y="14.161cm" svg:viewBox="0 0 38 38" svg:d="M38 18c0 5-2 10-6 14-3 4-8 6-14 6-5 0-9-2-13-6-3-4-5-9-5-14s2-9 5-13c4-4 8-5 13-5 6 0 11 1 14 5 4 4 6 8 6 13z">
          <text:p/>
        </draw:path>
        <draw:path draw:style-name="gr4" draw:text-style-name="P4" draw:layer="layout" svg:width="4.828cm" svg:height="4.828cm" svg:x="11.936cm" svg:y="17.382cm" svg:viewBox="0 0 4829 4829" svg:d="M2415 0c-40 0-79 1-118 3-40 2-79 5-119 9-39 4-78 9-117 15-39 5-78 12-117 20-39 7-77 16-115 26-39 9-77 20-115 31-37 12-75 24-112 38-37 13-74 27-111 42-36 15-72 31-108 48s-71 35-106 53c-35 19-69 38-103 59-34 20-67 41-100 63s-65 45-97 68c-32 24-63 48-93 73-31 25-61 51-90 78-29 26-58 53-86 81s-55 57-81 86c-27 29-53 59-78 90-25 30-49 62-73 93-23 32-46 64-68 97s-43 66-63 100c-21 34-40 68-59 103-18 35-36 70-53 106s-33 72-48 108c-15 37-29 74-43 111s-26 75-38 112c-11 38-22 76-31 115-10 38-19 76-26 115-8 39-15 78-21 117-5 39-10 78-14 118-4 39-7 78-9 118-2 39-3 79-3 118 0 40 1 79 3 119 2 39 5 78 9 118 4 39 9 78 14 117 6 39 13 78 21 117 7 39 16 77 26 116 9 38 20 76 31 114 12 38 24 75 38 112s28 74 43 111c15 36 31 72 48 108s35 71 53 106c19 35 38 69 59 103 20 34 41 67 63 100s45 65 68 97c24 32 48 63 73 93 25 31 51 61 78 90 26 29 53 58 81 86s57 55 86 82c29 26 59 52 90 77 30 25 61 49 93 74 32 23 64 46 97 68s66 43 100 63c34 21 68 40 103 59 35 18 70 36 106 53s72 33 108 48c37 15 74 29 111 43 37 13 75 25 112 37 38 11 76 22 115 31 38 10 76 19 115 26 39 8 78 15 117 21 39 5 78 10 117 14 40 4 79 7 119 9 39 2 78 3 118 3 39 0 79-1 118-3 40-2 79-5 119-9 39-4 78-9 117-14 39-6 78-13 117-21 39-7 77-16 115-26 39-9 77-20 115-31 37-12 75-24 112-37 37-14 74-28 111-43 36-15 72-31 108-48s71-35 106-53c35-19 69-38 103-59 34-20 67-41 100-63s65-45 97-68c32-25 63-49 93-74 31-25 61-51 90-77 29-27 58-54 86-82s55-57 81-86c27-29 53-59 78-90 25-30 49-61 73-93 23-32 46-64 68-97s43-66 63-100c21-34 40-68 59-103 18-35 36-70 53-106s33-72 48-108c15-37 29-74 43-111 13-37 25-74 37-112 11-38 22-76 31-114 10-39 19-77 26-116 8-39 15-78 21-117 5-39 10-78 14-117 4-40 7-79 9-118 2-40 3-79 3-119 0-39-1-79-3-118-2-40-5-79-9-118-4-40-9-79-14-118-6-39-13-78-21-117-7-39-16-77-26-115-9-39-20-77-31-115-12-37-24-75-37-112-14-37-28-74-43-111-15-36-31-72-48-108s-35-71-53-106c-19-35-38-69-59-103-20-34-41-67-63-100s-45-65-68-97c-24-31-48-63-73-93-25-31-51-61-78-90-26-29-53-58-81-86s-57-55-86-81c-29-27-59-53-90-78-30-25-61-49-93-73-32-23-64-46-97-68s-66-43-100-63c-34-21-68-40-103-59-35-18-70-36-106-53s-72-33-108-48c-37-15-74-29-111-42-37-14-75-26-112-38-38-11-76-22-115-31-38-10-76-19-115-26-39-8-78-15-117-20-39-6-78-11-117-15-40-4-79-7-119-9-39-2-79-3-118-3z">
          <text:p/>
        </draw:path>
        <draw:path draw:style-name="gr6" draw:text-style-name="P6" draw:layer="layout" svg:width="3.382cm" svg:height="3.382cm" svg:x="10.766cm" svg:y="15.995cm" svg:viewBox="0 0 3383 3383" svg:d="M1692 0c-56 0-111 3-166 8-55 6-110 14-164 25s-108 24-161 40-105 35-157 56c-51 21-101 45-150 71s-97 54-143 85-90 64-133 99-84 72-123 112c-39 39-76 80-111 122-35 43-68 88-99 134s-59 93-85 142c-27 49-50 99-71 150-22 51-40 103-56 156s-30 107-41 161c-10 55-19 109-24 164-5 56-8 111-8 166 0 56 3 111 8 166s14 110 24 164c11 54 25 108 41 161s34 105 56 156c21 51 44 101 71 150 26 49 54 97 85 144 31 46 64 90 99 133s72 84 111 123 80 76 123 111 87 68 133 99 94 59 143 86c49 26 99 49 150 70 52 22 104 40 157 56s107 30 161 41c54 10 109 19 164 24s110 8 166 8c55 0 110-3 166-8 55-5 109-14 164-24 54-11 108-25 161-41s105-34 156-56c51-21 101-44 150-70 49-27 96-55 142-86s91-64 134-99c42-35 83-72 123-111 39-39 76-80 111-123s68-87 99-133c31-47 59-95 85-144s50-99 71-150 40-103 56-156 29-107 40-161 19-109 25-164c5-55 8-110 8-166 0-55-3-110-8-166-6-55-14-109-25-164-11-54-24-108-40-161s-35-105-56-156-45-101-71-150-54-96-85-142-64-91-99-134c-35-42-72-83-111-122-40-40-81-77-123-112-43-35-88-68-134-99s-93-59-142-85-99-50-150-71-103-40-156-56-107-29-161-40c-55-11-109-19-164-25-56-5-111-8-166-8z">
          <text:p/>
        </draw:path>
        <draw:path draw:style-name="gr6" draw:text-style-name="P6" draw:layer="layout" svg:width="3.382cm" svg:height="3.382cm" svg:x="15.782cm" svg:y="16.212cm" svg:viewBox="0 0 3383 3383" svg:d="M1691 0c-56 0-111 3-166 8-55 6-110 14-164 25-54 10-108 24-161 40s-105 35-156 56-101 45-150 71-97 54-143 85-90 64-133 99-84 72-123 111-76 80-111 123-68 87-99 134c-31 46-59 93-85 142-27 49-50 99-71 150-22 51-40 103-56 156s-30 107-41 161c-10 54-19 109-24 164s-8 111-8 166 3 111 8 166 14 110 24 164c11 54 25 108 41 161s34 105 56 156c21 52 44 102 71 151 26 49 54 96 85 142s64 91 99 134c35 42 72 83 111 123 39 39 80 76 123 111s87 68 133 99 94 59 143 85 99 50 150 71 103 40 156 56 107 30 161 40c54 11 109 19 164 25 55 5 110 8 166 8 55 0 110-3 166-8 55-6 109-14 164-25 54-10 108-24 161-40s105-35 156-56 101-45 150-71 96-54 142-85 91-64 134-99c42-35 84-72 124-111 39-40 76-81 111-123 35-43 68-88 99-134s59-93 85-142 50-99 71-151c21-51 40-103 56-156s29-107 40-161 19-109 25-164c5-55 8-111 8-166s-3-111-8-166c-6-55-14-110-25-164s-24-108-40-161-35-105-56-156-45-101-71-150-54-96-85-142c-31-47-64-91-99-134s-72-84-111-123c-40-39-82-76-124-111-43-35-88-68-134-99s-93-59-142-85-99-50-150-71-103-40-156-56-107-30-161-40c-55-11-109-19-164-25-56-5-111-8-166-8z">
          <text:p/>
        </draw:path>
        <draw:path draw:style-name="gr6" draw:text-style-name="P6" draw:layer="layout" svg:width="3.376cm" svg:height="3.376cm" svg:x="12.662cm" svg:y="21.457cm" svg:viewBox="0 0 3377 3377" svg:d="M1688 0c-55 0-110 3-165 8-55 6-110 14-164 25-54 10-108 24-161 40s-105 34-156 56c-51 21-101 44-150 70-48 26-96 55-142 86-46 30-90 63-133 98-42 35-83 72-122 112-40 40-77 80-112 123s-68 87-98 133c-31 46-59 94-85 142-27 49-50 99-71 150s-40 103-56 156-30 106-40 161c-11 54-19 108-25 163-5 55-8 111-8 166s3 110 8 165c6 55 14 110 25 164 10 54 24 108 40 161s35 105 56 156 44 101 71 150c26 48 54 96 85 142 30 46 63 90 98 133 35 42 72 83 112 122 39 39 80 76 122 112 43 35 87 68 133 98 46 31 94 59 142 85 49 26 99 50 150 71s103 40 156 56 107 29 161 40 109 19 164 25c55 5 110 8 165 8s110-3 165-8c55-6 110-14 164-25s108-24 161-40 105-35 156-56 101-45 150-71 97-54 143-85c46-30 90-63 133-98 42-36 83-73 122-112 40-39 77-80 112-122 35-43 68-87 98-133 31-46 59-94 85-142 27-49 50-99 71-150s40-103 56-156 30-107 40-161c11-54 19-109 25-164 5-55 8-110 8-165s-3-111-8-166c-6-55-14-109-25-163-10-55-24-108-40-161s-35-105-56-156-44-101-71-150c-26-48-54-96-85-142-30-46-63-90-98-133s-72-83-112-123c-39-40-80-77-122-112-43-35-87-68-133-98-46-31-94-60-143-86s-99-49-150-70c-51-22-103-40-156-56s-107-30-161-40c-54-11-109-19-164-25-55-5-110-8-165-8z">
          <text:p/>
        </draw:path>
        <draw:path draw:style-name="gr4" draw:text-style-name="P4" draw:layer="layout" svg:width="2.602cm" svg:height="2.603cm" svg:x="15.782cm" svg:y="20.85cm" svg:viewBox="0 0 2603 2604" svg:d="M1302 0c-43 0-85 2-127 7-43 4-86 10-128 18-42 9-83 19-124 31-40 13-81 27-120 43-39 17-78 35-115 55-38 20-74 42-110 66-35 23-69 49-102 76s-65 55-95 85-59 62-86 95-52 67-76 103c-23 35-45 71-65 109-21 38-39 76-55 115-16 40-31 80-43 121-12 40-23 82-31 124-8 41-15 83-19 126-4 42-6 85-6 128s2 86 6 128 11 84 19 126 19 83 31 124 27 81 43 120c16 40 34 78 55 116 20 37 42 74 65 109 24 36 49 70 76 103s56 64 86 94c30 31 62 59 95 86s67 53 102 76c36 24 72 46 110 66 37 20 76 38 115 55 39 16 80 30 120 43 41 12 82 22 124 31 42 8 85 14 128 18 42 4 84 7 127 7s85-3 128-7c42-4 84-10 126-18 42-9 83-19 124-31 41-13 81-27 120-43 39-17 78-35 115-55 38-20 74-42 110-66 35-23 70-49 102-76 33-27 65-55 95-86 30-30 59-61 86-94s52-67 76-103c24-35 45-72 66-109 20-38 38-76 54-116 16-39 31-79 43-120 13-41 23-82 31-124 9-42 15-84 19-126s6-85 6-128-2-86-6-128c-4-43-10-85-19-126-8-42-18-84-31-124-12-41-27-81-43-121-16-39-34-77-54-115-21-38-42-74-66-109-24-36-49-70-76-103s-56-65-86-95-62-58-95-85c-32-27-67-53-102-76-36-24-72-46-110-66-37-20-76-38-115-55-39-16-79-30-120-43-41-12-82-22-124-31-42-8-84-14-126-18-43-5-85-7-128-7z">
          <text:p/>
        </draw:path>
        <draw:path draw:style-name="gr6" draw:text-style-name="P6" draw:layer="layout" svg:width="0.883cm" svg:height="0.851cm" svg:x="5.186cm" svg:y="19.652cm" svg:viewBox="0 0 884 852" svg:d="M687 518c-16 17-24 40-20 62l46 272-236-126c-11-6-23-9-36-9-12 0-24 3-36 9l-234 126 46-272c4-22-4-45-20-62l-197-196 268-40c25-4 46-19 57-41l116-241 118 241c11 22 32 37 56 41l269 40z">
          <text:p/>
        </draw:path>
        <draw:path draw:style-name="gr5" draw:text-style-name="P5" draw:layer="layout" svg:width="1.033cm" svg:height="0.996cm" svg:x="5.066cm" svg:y="19.579cm" svg:viewBox="0 0 1034 997" svg:d="M1030 372c-9-26-32-45-59-49l-269-40-118-241c-12-25-38-42-67-42s-55 17-68 42l-116 241-269 40c-28 4-51 23-60 49-9 25-2 54 18 73l197 196-46 272c-5 28 7 55 31 71 12 9 27 13 42 13 13 0 25-3 37-9l234-125 235 125c11 6 24 9 36 9 15 0 30-4 43-13 23-16 35-43 31-71l-46-272 197-196c20-19 26-48 17-73zM763 590c-17 17-24 40-20 62l45 273-235-127c-11-6-24-9-36-9-13 0-25 3-36 9l-235 127 46-273c4-22-4-45-20-62l-197-195 269-40c24-4 45-19 56-41l117-241 118 241c10 22 31 37 56 41l269 40z">
          <text:p/>
        </draw:path>
        <draw:frame draw:style-name="gr8" draw:text-style-name="P9" draw:layer="layout" svg:width="2.521cm" svg:height="0.475cm" svg:x="10.789cm" svg:y="4.828cm">
          <draw:text-box>
            <text:p text:style-name="P8"><text:span text:style-name="T1">EDUCATION</text:span></text:p>
          </draw:text-box>
        </draw:frame>
        <draw:frame draw:style-name="gr9" draw:text-style-name="P10" draw:layer="layout" svg:width="6.399cm" svg:height="0.399cm" svg:x="10.789cm" svg:y="6.322cm">
          <draw:text-box>
            <text:p text:style-name="P8"><text:span text:style-name="T2">Formation développeur Web fullstack JS</text:span></text:p>
          </draw:text-box>
        </draw:frame>
        <draw:frame draw:style-name="gr9" draw:text-style-name="P10" draw:layer="layout" svg:width="1.293cm" svg:height="0.399cm" svg:x="10.789cm" svg:y="6.811cm">
          <draw:text-box>
            <text:p text:style-name="P8"><text:span text:style-name="T2">Simplon</text:span></text:p>
          </draw:text-box>
        </draw:frame>
        <draw:frame draw:style-name="gr9" draw:text-style-name="P10" draw:layer="layout" svg:width="2.301cm" svg:height="0.399cm" svg:x="10.789cm" svg:y="7.3cm">
          <draw:text-box>
            <text:p text:style-name="P8"><text:span text:style-name="T2">Calais, France</text:span></text:p>
          </draw:text-box>
        </draw:frame>
        <draw:frame draw:style-name="gr8" draw:text-style-name="P9" draw:layer="layout" svg:width="2.042cm" svg:height="0.475cm" svg:x="10.789cm" svg:y="5.724cm">
          <draw:text-box>
            <text:p text:style-name="P8"><text:span text:style-name="T1">2020-2021</text:span></text:p>
          </draw:text-box>
        </draw:frame>
        <draw:frame draw:style-name="gr9" draw:text-style-name="P10" draw:layer="layout" svg:width="7.686cm" svg:height="0.399cm" svg:x="10.788cm" svg:y="8.806cm">
          <draw:text-box>
            <text:p text:style-name="P8"><text:span text:style-name="T2">Licence Informatique (3 semestres sur 4 validés)</text:span></text:p>
          </draw:text-box>
        </draw:frame>
        <draw:frame draw:style-name="gr9" draw:text-style-name="P10" draw:layer="layout" svg:width="5.421cm" svg:height="0.399cm" svg:x="10.788cm" svg:y="9.296cm">
          <draw:text-box>
            <text:p text:style-name="P8"><text:span text:style-name="T2">Université du Littoral Cote d'Opale</text:span></text:p>
          </draw:text-box>
        </draw:frame>
        <draw:frame draw:style-name="gr9" draw:text-style-name="P10" draw:layer="layout" svg:width="2.301cm" svg:height="0.399cm" svg:x="10.788cm" svg:y="9.785cm">
          <draw:text-box>
            <text:p text:style-name="P8"><text:span text:style-name="T2">Calais, France</text:span></text:p>
          </draw:text-box>
        </draw:frame>
        <draw:frame draw:style-name="gr8" draw:text-style-name="P9" draw:layer="layout" svg:width="2.042cm" svg:height="0.475cm" svg:x="10.788cm" svg:y="8.208cm">
          <draw:text-box>
            <text:p text:style-name="P8"><text:span text:style-name="T1">2018-2020</text:span></text:p>
          </draw:text-box>
        </draw:frame>
        <draw:frame draw:style-name="gr9" draw:text-style-name="P10" draw:layer="layout" svg:width="7.453cm" svg:height="0.399cm" svg:x="10.788cm" svg:y="11.348cm">
          <draw:text-box>
            <text:p text:style-name="P8"><text:span text:style-name="T2">Baccalauréat série S SVT mention européenne</text:span></text:p>
          </draw:text-box>
        </draw:frame>
        <draw:frame draw:style-name="gr9" draw:text-style-name="P10" draw:layer="layout" svg:width="4.481cm" svg:height="0.399cm" svg:x="10.788cm" svg:y="11.837cm">
          <draw:text-box>
            <text:p text:style-name="P8"><text:span text:style-name="T2">Lycée léonard de Vinci HQE</text:span></text:p>
          </draw:text-box>
        </draw:frame>
        <draw:frame draw:style-name="gr9" draw:text-style-name="P10" draw:layer="layout" svg:width="2.301cm" svg:height="0.399cm" svg:x="10.788cm" svg:y="12.326cm">
          <draw:text-box>
            <text:p text:style-name="P8"><text:span text:style-name="T2">Calais, France</text:span></text:p>
          </draw:text-box>
        </draw:frame>
        <draw:frame draw:style-name="gr8" draw:text-style-name="P9" draw:layer="layout" svg:width="0.95cm" svg:height="0.475cm" svg:x="10.788cm" svg:y="10.75cm">
          <draw:text-box>
            <text:p text:style-name="P8"><text:span text:style-name="T1">2016</text:span></text:p>
          </draw:text-box>
        </draw:frame>
        <draw:frame draw:style-name="gr10" draw:text-style-name="P11" draw:layer="layout" svg:width="0.98cm" svg:height="0.403cm" svg:x="13.713cm" svg:y="20.024cm">
          <draw:text-box>
            <text:p text:style-name="P8"><text:span text:style-name="T3">HTML</text:span></text:p>
          </draw:text-box>
        </draw:frame>
        <draw:frame draw:style-name="gr10" draw:text-style-name="P11" draw:layer="layout" svg:width="1.564cm" svg:height="0.403cm" svg:x="13.957cm" svg:y="22.903cm">
          <draw:text-box>
            <text:p text:style-name="P8"><text:span text:style-name="T3">NODE.JS</text:span></text:p>
          </draw:text-box>
        </draw:frame>
        <draw:frame draw:style-name="gr10" draw:text-style-name="P11" draw:layer="layout" svg:width="0.684cm" svg:height="0.403cm" svg:x="11.923cm" svg:y="17.9cm">
          <draw:text-box>
            <text:p text:style-name="P8"><text:span text:style-name="T3">C++</text:span></text:p>
          </draw:text-box>
        </draw:frame>
        <draw:frame draw:style-name="gr10" draw:text-style-name="P11" draw:layer="layout" svg:width="0.743cm" svg:height="0.403cm" svg:x="16.894cm" svg:y="17.9cm">
          <draw:text-box>
            <text:p text:style-name="P8"><text:span text:style-name="T3">CSS</text:span></text:p>
          </draw:text-box>
        </draw:frame>
        <draw:path draw:style-name="gr11" draw:text-style-name="P12" draw:layer="layout" svg:width="0.644cm" svg:height="0.2cm" svg:x="9.602cm" svg:y="21.9cm" svg:viewBox="0 0 645 201" svg:d="M602 45c-8-23-20-45-44-45h-472c-24 0-35 22-44 45l-42 118 331 38 314-38z">
          <text:p/>
        </draw:path>
        <draw:path draw:style-name="gr12" draw:text-style-name="P13" draw:layer="layout" svg:width="0.256cm" svg:height="0.162cm" svg:x="9.99cm" svg:y="21.9cm" svg:viewBox="0 0 257 163" svg:d="M257 163l-43-119c-8-23-20-44-44-44h-170c24 0 36 21 44 44l43 119z">
          <text:p/>
        </draw:path>
        <draw:path draw:style-name="gr11" draw:text-style-name="P12" draw:layer="layout" svg:width="0.219cm" svg:height="0.183cm" svg:x="9.032cm" svg:y="21.917cm" svg:viewBox="0 0 220 184" svg:d="M220 184v-142c0-24-19-42-42-42h-135c-23 0-43 18-43 42v142z">
          <text:p/>
        </draw:path>
        <draw:path draw:style-name="gr13" draw:text-style-name="P14" draw:layer="layout" svg:width="1.505cm" svg:height="0.496cm" svg:x="9.213cm" svg:y="22.062cm" svg:viewBox="0 0 1506 497" svg:d="M1506 497v-414c0-46-37-83-83-83h-1423v497z">
          <text:p/>
        </draw:path>
        <draw:path draw:style-name="gr13" draw:text-style-name="P14" draw:layer="layout" svg:width="1.505cm" svg:height="0.478cm" svg:x="9.213cm" svg:y="22.735cm" svg:viewBox="0 0 1506 479" svg:d="M1506 395v-395c-543 0-975 0-1506 0v479h1423c46 0 83-39 83-84z">
          <text:p/>
        </draw:path>
        <draw:path draw:style-name="gr11" draw:text-style-name="P12" draw:layer="layout" svg:width="0.872cm" svg:height="0.873cm" svg:x="9.53cm" svg:y="22.21cm" svg:viewBox="0 0 873 874" svg:d="M854 311c-54-179-220-311-418-311-197 0-363 132-417 311-12 40-19 82-19 126s7 87 19 127c54 179 220 310 417 310 198 0 364-131 418-310 12-40 19-83 19-127s-7-86-19-126z">
          <text:p/>
        </draw:path>
        <draw:path draw:style-name="gr12" draw:text-style-name="P13" draw:layer="layout" svg:width="0.503cm" svg:height="0.873cm" svg:x="9.899cm" svg:y="22.21cm" svg:viewBox="0 0 504 874" svg:d="M485 564c12-40 19-83 19-127s-7-86-19-126c-54-179-221-311-418-311-16 0-31 2-46 4 167 26 302 146 350 304 0 1 1 2 1 3 12 39 18 80 18 123 0 45-7 87-19 127 0 1 0 2-1 3-50 163-194 285-370 304 22 3 44 6 67 6 197 0 364-131 418-310z">
          <text:p/>
        </draw:path>
        <draw:path draw:style-name="gr14" draw:text-style-name="P15" draw:layer="layout" svg:width="0.223cm" svg:height="0.458cm" svg:x="10.495cm" svg:y="22.062cm" svg:viewBox="0 0 224 459" svg:d="M224 83c0-46-37-83-83-83h-141c45 0 83 37 83 83v80 296h141z">
          <text:p/>
        </draw:path>
        <draw:path draw:style-name="gr14" draw:text-style-name="P15" draw:layer="layout" svg:width="0.223cm" svg:height="0.44cm" svg:x="10.495cm" svg:y="22.773cm" svg:viewBox="0 0 224 441" svg:d="M224 358v-358h-141v358c0 45-38 83-83 83h141c46 0 83-38 83-83z">
          <text:p/>
        </draw:path>
        <draw:path draw:style-name="gr15" draw:text-style-name="P16" draw:layer="layout" svg:width="0.554cm" svg:height="0.554cm" svg:x="9.689cm" svg:y="22.369cm" svg:viewBox="0 0 555 555" svg:d="M555 278c0-45-11-88-32-126-46-90-139-152-246-152s-200 62-246 152c-20 38-31 81-31 126 0 46 11 89 31 127 46 89 139 150 246 150s200-61 246-150c21-38 32-81 32-127z">
          <text:p/>
        </draw:path>
        <draw:path draw:style-name="gr16" draw:text-style-name="P17" draw:layer="layout" svg:width="0.355cm" svg:height="0.554cm" svg:x="9.888cm" svg:y="22.369cm" svg:viewBox="0 0 356 555" svg:d="M356 278c0-45-11-88-31-126-46-90-140-152-247-152-27 0-53 4-78 12 84 14 156 67 196 140 2 2 3 5 4 7 21 38 32 81 32 127 0 42-10 83-27 119-1 2-2 5-5 7-34 67-95 118-168 139 15 2 30 4 46 4 107 0 201-61 247-150 20-38 31-81 31-127z">
          <text:p/>
        </draw:path>
        <draw:path draw:style-name="gr17" draw:text-style-name="P18" draw:layer="layout" svg:width="0.362cm" svg:height="0.253cm" svg:x="9.187cm" svg:y="22.52cm" svg:viewBox="0 0 363 254" svg:d="M363 254c-12-40-19-83-19-127 0-45 7-87 19-127h-298l-65 107 65 147z">
          <text:p/>
        </draw:path>
        <draw:path draw:style-name="gr17" draw:text-style-name="P18" draw:layer="layout" svg:width="0.335cm" svg:height="0.253cm" svg:x="10.383cm" svg:y="22.52cm" svg:viewBox="0 0 336 254" svg:d="M336 254v-254h-336c12 40 19 82 19 127 0 44-7 87-19 127z">
          <text:p/>
        </draw:path>
        <draw:polygon draw:style-name="gr18" draw:text-style-name="P19" draw:layer="layout" svg:width="0.14cm" svg:height="0.253cm" svg:x="10.578cm" svg:y="22.52cm" svg:viewBox="0 0 141 254" draw:points="0,0 141,0 141,254 0,254">
          <text:p/>
        </draw:polygon>
        <draw:path draw:style-name="gr19" draw:text-style-name="P20" draw:layer="layout" svg:width="0.315cm" svg:height="1.151cm" svg:x="8.936cm" svg:y="22.062cm" svg:viewBox="0 0 316 1152" svg:d="M316 459v-459h-219c-51 0-97 26-97 83v214l99 269c4 12-82 244-99 276v227c0 45 38 83 84 83h232v-440z">
          <text:p/>
        </draw:path>
        <draw:path draw:style-name="gr11" draw:text-style-name="P12" draw:layer="layout" svg:width="0.152cm" svg:height="0.544cm" svg:x="8.936cm" svg:y="22.359cm" svg:viewBox="0 0 153 545" svg:d="M153 522v-499c0-13-10-23-23-23h-130v545h130c13 0 23-10 23-23z">
          <text:p/>
        </draw:path>
        <draw:polygon draw:style-name="gr20" draw:text-style-name="P21" draw:layer="layout" svg:width="0.097cm" svg:height="1.151cm" svg:x="9.154cm" svg:y="22.062cm" svg:viewBox="0 0 98 1152" draw:points="98,459 98,38 98,0 60,0 0,0 0,38 0,1152 60,1152 98,1152 98,712 98,674 98,497">
          <text:p/>
        </draw:polygon>
        <draw:path draw:style-name="gr12" draw:text-style-name="P13" draw:layer="layout" svg:width="0.139cm" svg:height="0.145cm" svg:x="9.112cm" svg:y="21.917cm" svg:viewBox="0 0 140 146" svg:d="M140 42c0-24-20-42-43-42h-97c23 0 42 18 42 42v104h59 39z">
          <text:p/>
        </draw:path>
        <draw:path draw:style-name="gr15" draw:text-style-name="P16" draw:layer="layout" svg:width="1.025cm" svg:height="0.997cm" svg:x="8.713cm" svg:y="22.676cm" svg:viewBox="0 0 1026 998" svg:d="M1025 763l-136-701c-8-41-49-69-90-61l-736 143c-42 8-70 48-61 90l136 701c8 42 48 69 89 61l737-143c42-8 70-48 61-90z">
          <text:p/>
        </draw:path>
        <draw:path draw:style-name="gr13" draw:text-style-name="P14" draw:layer="layout" svg:width="0.658cm" svg:height="0.485cm" svg:x="8.919cm" svg:y="23.021cm" svg:viewBox="0 0 659 486" svg:d="M75 485l562-110c14-3 24-13 22-24l-41-202-30-149-101 20c-84 16-130 38-164 62-14 10-26 20-38 31-13 11-26 24-42 36-42 33-104 65-243 89l30 149 16 84c2 10 15 17 29 14z">
          <text:p/>
        </draw:path>
        <draw:path draw:style-name="gr19" draw:text-style-name="P20" draw:layer="layout" svg:width="0.653cm" svg:height="0.462cm" svg:x="8.862cm" svg:y="22.841cm" svg:viewBox="0 0 654 463" svg:d="M309 372c15-12 28-24 42-36 12-11 24-21 38-31 33-24 79-45 164-62l101-19-41-209c-2-11-16-17-30-14l-194 37-38 8-59 11-218 43-52 10c-14 2-24 13-22 23l66 330c139-26 200-58 243-91z">
          <text:p/>
        </draw:path>
        <draw:path draw:style-name="gr20" draw:text-style-name="P21" draw:layer="layout" svg:width="0.155cm" svg:height="0.24cm" svg:x="9.36cm" svg:y="22.841cm" svg:viewBox="0 0 156 241" svg:d="M156 225l-41-210c-2-11-15-17-29-14l-86 16c14-2 28 4 30 14l41 210z">
          <text:p/>
        </draw:path>
        <draw:path draw:style-name="gr14" draw:text-style-name="P15" draw:layer="layout" svg:width="0.147cm" svg:height="0.348cm" svg:x="9.43cm" svg:y="23.065cm" svg:viewBox="0 0 148 349" svg:d="M115 149l-30-149-85 17 26 132 4 16 32 160c2 10-8 21-22 24l85-17c15-3 25-13 23-24z">
          <text:p/>
        </draw:path>
        <draw:path draw:style-name="gr16" draw:text-style-name="P17" draw:layer="layout" svg:width="0.411cm" svg:height="0.887cm" svg:x="9.327cm" svg:y="22.676cm" svg:viewBox="0 0 412 888" svg:d="M313 258l-39-196c0-1-1-2-1-3-8-33-36-56-69-59-6 0-13 0-20 1l-184 36c26-5 52 4 69 22 10 10 17 23 20 38l14 72 15-3c14-3 27 3 29 14l41 209 30 148 32 159c2 11-8 21-22 24l-17 3 14 75c8 42-19 82-60 90l185-35c42-8 69-49 61-91l-44-225z">
          <text:p/>
        </draw:path>
        <draw:path draw:style-name="gr21" draw:text-style-name="P22" draw:layer="layout" svg:width="0.157cm" svg:height="0.061cm" svg:x="10.378cm" svg:y="22.193cm" svg:viewBox="0 0 158 62" svg:d="M126 0h-96c-16 0-30 14-30 31s14 31 30 31h96c17 0 32-14 32-31s-15-31-32-31z">
          <text:p/>
        </draw:path>
        <draw:path draw:style-name="gr21" draw:text-style-name="P22" draw:layer="layout" svg:width="0.614cm" svg:height="0.614cm" svg:x="9.659cm" svg:y="22.339cm" svg:viewBox="0 0 615 615" svg:d="M307 0c-169 0-307 139-307 308s138 307 307 307c170 0 308-138 308-307s-138-308-308-308zM307 554c-136 0-246-110-246-246s110-246 246-246 247 110 247 246-111 246-247 246z">
          <text:p/>
        </draw:path>
        <draw:path draw:style-name="gr21" draw:text-style-name="P22" draw:layer="layout" svg:width="2.065cm" svg:height="1.833cm" svg:x="8.683cm" svg:y="21.869cm" svg:viewBox="0 0 2066 1834" svg:d="M1953 163h-368l-35-99c-6-15-24-64-73-64h-471c-49 0-66 49-72 64l-36 99h-300v-73c0-40-32-73-72-73h-135c-40 0-72 33-72 73v74c-54 8-96 55-96 112v619l-137 27c-58 11-96 67-84 125l135 701c10 51 55 86 105 86 7 0 13 0 20-2l296-57c16-3 27-19 24-35-4-17-19-28-36-24l-295 57c-25 5-49-12-54-36l-136-701c-5-26 11-50 36-55l738-143c12-2 24 0 35 7 10 7 17 17 19 29l136 702c5 25-12 49-36 54l-296 57c-16 4-27 19-24 36 3 16 19 27 35 24l296-58c58-11 96-67 84-124l-36-190h337c17 0 30-13 30-30s-13-30-30-30h-349l-32-165c80 61 178 94 280 94 202 0 374-129 439-310h283v328c0 29-24 53-53 53h-420c-16 0-30 13-30 30s14 30 30 30h420c62 0 113-51 113-113v-986c0-62-51-113-113-113zM991 85c6-16 11-24 15-24h471c6 0 12 13 16 24l28 78h-558zM818 777c0 1 0 2 0 3l-220 42v-141h230c-6 31-10 63-10 96zM379 90c0-7 6-12 12-12h135c6 0 12 5 12 12v73h-159zM283 276c0-29 24-53 53-53h13 189v611l-103 20v-341c0-29-24-53-53-53h-99zM283 520h92v346l-92 17zM1284 1183c-114 0-223-48-299-131l-37-189c-5-28-21-52-45-68-7-5-16-9-24-12 0-2 0-4 0-6 0-223 181-405 405-405 223 0 405 182 405 405 0 224-182 406-405 406zM2006 873h-266c6-31 10-63 10-96s-4-65-10-96h266zM2006 620h-283c-65-180-237-309-439-309s-374 129-439 309h-247v-397h322 644 389c29 0 53 24 53 53z">
          <text:p/>
        </draw:path>
        <draw:path draw:style-name="gr21" draw:text-style-name="P22" draw:layer="layout" svg:width="0.775cm" svg:height="0.725cm" svg:x="8.832cm" svg:y="22.811cm" svg:viewBox="0 0 776 726" svg:d="M768 590c7-10 10-23 7-35l-102-516c-6-27-34-44-65-38l-562 109c-31 6-51 32-45 59l104 517c2 12 9 22 19 29 10 8 21 11 33 11 4 0 8-1 12-1l561-110c16-3 30-12 38-25zM121 456l-59-288 553-107 34 169-71 13c-135 27-180 67-223 106-42 38-85 77-234 107zM162 663l-14-72-15-75c165-34 217-80 262-122 41-36 76-68 195-91l71-14 53 267z">
          <text:p/>
        </draw:path>
        <draw:frame draw:style-name="gr10" draw:text-style-name="P11" draw:layer="layout" svg:width="2.229cm" svg:height="0.403cm" svg:x="15.736cm" svg:y="21.975cm">
          <draw:text-box>
            <text:p text:style-name="P8"><text:span text:style-name="T3">JAVASCRIPT</text:span></text:p>
          </draw:text-box>
        </draw:frame>
        <draw:frame draw:style-name="gr22" draw:text-style-name="P23" draw:layer="layout" svg:width="11.686cm" svg:height="2.867cm" svg:x="2.26cm" svg:y="3.151cm">
          <draw:text-box>
            <text:p text:style-name="P8"><text:span text:style-name="T4">MAGNIEZ</text:span></text:p>
          </draw:text-box>
        </draw:frame>
        <draw:frame draw:style-name="gr22" draw:text-style-name="P23" draw:layer="layout" svg:width="10.691cm" svg:height="2.867cm" svg:x="2.26cm" svg:y="5.289cm">
          <draw:text-box>
            <text:p text:style-name="P8"><text:span text:style-name="T4">JUSTINE</text:span></text:p>
          </draw:text-box>
        </draw:frame>
        <draw:frame draw:style-name="gr8" draw:text-style-name="P9" draw:layer="layout" svg:width="3.871cm" svg:height="0.475cm" svg:x="2.21cm" svg:y="10.134cm">
          <draw:text-box>
            <text:p text:style-name="P8"><text:span text:style-name="T1">À PROPOS DE MOI</text:span></text:p>
          </draw:text-box>
        </draw:frame>
        <draw:frame draw:style-name="gr9" draw:text-style-name="P10" draw:layer="layout" svg:width="6.36cm" svg:height="0.399cm" svg:x="2.21cm" svg:y="11.099cm">
          <draw:text-box>
            <text:p text:style-name="P8"><text:span text:style-name="T2">Après de nombreuses tentatives dans le</text:span></text:p>
          </draw:text-box>
        </draw:frame>
        <draw:frame draw:style-name="gr9" draw:text-style-name="P10" draw:layer="layout" svg:width="6.551cm" svg:height="0.399cm" svg:x="2.21cm" svg:y="11.588cm">
          <draw:text-box>
            <text:p text:style-name="P8"><text:span text:style-name="T2">domaine du socio-médical je réalise enfin</text:span></text:p>
          </draw:text-box>
        </draw:frame>
        <draw:frame draw:style-name="gr9" draw:text-style-name="P10" draw:layer="layout" svg:width="6.064cm" svg:height="0.399cm" svg:x="2.21cm" svg:y="12.078cm">
          <draw:text-box>
            <text:p text:style-name="P8"><text:span text:style-name="T2">mon rêve : Devenir Developpeur Web.</text:span></text:p>
          </draw:text-box>
        </draw:frame>
        <draw:frame draw:style-name="gr9" draw:text-style-name="P10" draw:layer="layout" svg:width="7.194cm" svg:height="0.399cm" svg:x="2.21cm" svg:y="12.567cm">
          <draw:text-box>
            <text:p text:style-name="P8"><text:span text:style-name="T2">Je suis sérieuse , rigoureuse, je sais travailler</text:span></text:p>
          </draw:text-box>
        </draw:frame>
        <draw:frame draw:style-name="gr9" draw:text-style-name="P10" draw:layer="layout" svg:width="7.182cm" svg:height="0.399cm" svg:x="2.21cm" svg:y="13.057cm">
          <draw:text-box>
            <text:p text:style-name="P8"><text:span text:style-name="T2">en équipe et je sais m'adapter aux différentes</text:span></text:p>
          </draw:text-box>
        </draw:frame>
        <draw:frame draw:style-name="gr9" draw:text-style-name="P10" draw:layer="layout" svg:width="1.509cm" svg:height="0.399cm" svg:x="2.21cm" svg:y="13.546cm">
          <draw:text-box>
            <text:p text:style-name="P8"><text:span text:style-name="T2">situations</text:span></text:p>
          </draw:text-box>
        </draw:frame>
        <draw:frame draw:style-name="gr8" draw:text-style-name="P9" draw:layer="layout" svg:width="3.541cm" svg:height="0.475cm" svg:x="1.703cm" svg:y="16.246cm">
          <draw:text-box>
            <text:p text:style-name="P8"><text:span text:style-name="T1">ME CONTACTER </text:span></text:p>
          </draw:text-box>
        </draw:frame>
        <draw:frame draw:style-name="gr9" draw:text-style-name="P10" draw:layer="layout" svg:width="1.992cm" svg:height="0.399cm" svg:x="1.703cm" svg:y="17.211cm">
          <draw:text-box>
            <text:p text:style-name="P8"><text:span text:style-name="T2">0678898471</text:span></text:p>
          </draw:text-box>
        </draw:frame>
        <draw:frame draw:style-name="gr9" draw:text-style-name="P10" draw:layer="layout" svg:width="5.082cm" svg:height="0.399cm" svg:x="1.703cm" svg:y="17.7cm">
          <draw:text-box>
            <text:p text:style-name="P8"><text:span text:style-name="T2">magniez.justine.pro@gmail.com</text:span></text:p>
          </draw:text-box>
        </draw:frame>
        <draw:frame draw:style-name="gr9" draw:text-style-name="P10" draw:layer="layout" svg:width="0.355cm" svg:height="0.399cm" svg:x="1.703cm" svg:y="18.19cm">
          <draw:text-box>
            <text:p text:style-name="P8"><text:span text:style-name="T2"><text:s/></text:span></text:p>
          </draw:text-box>
        </draw:frame>
        <draw:frame draw:style-name="gr8" draw:text-style-name="P9" draw:layer="layout" svg:width="2.826cm" svg:height="0.475cm" svg:x="4.291cm" svg:y="20.795cm">
          <draw:text-box>
            <text:p text:style-name="P8"><text:span text:style-name="T1">INTERÉRÊTS </text:span></text:p>
          </draw:text-box>
        </draw:frame>
        <draw:frame draw:style-name="gr23" draw:text-style-name="P24" draw:layer="layout" svg:width="1.352cm" svg:height="0.407cm" svg:x="2.499cm" svg:y="23.913cm">
          <draw:text-box>
            <text:p text:style-name="P8"><text:span text:style-name="T5">DESSIN</text:span></text:p>
          </draw:text-box>
        </draw:frame>
        <draw:frame draw:style-name="gr23" draw:text-style-name="P24" draw:layer="layout" svg:width="3.3cm" svg:height="0.407cm" svg:x="4.374cm" svg:y="23.913cm">
          <draw:text-box>
            <text:p text:style-name="P8"><text:span text:style-name="T5">PROGRAMMATION</text:span></text:p>
          </draw:text-box>
        </draw:frame>
        <draw:frame draw:style-name="gr23" draw:text-style-name="P24" draw:layer="layout" svg:width="2.931cm" svg:height="0.407cm" svg:x="8.477cm" svg:y="23.913cm">
          <draw:text-box>
            <text:p text:style-name="P8"><text:span text:style-name="T5">PHOTOGRAPHIE</text:span></text:p>
          </draw:text-box>
        </draw:frame>
        <draw:frame draw:style-name="gr9" draw:text-style-name="P10" draw:layer="layout" svg:width="6.212cm" svg:height="0.399cm" svg:x="2.23cm" svg:y="24.862cm">
          <draw:text-box>
            <text:p text:style-name="P8"><text:span text:style-name="T2">J'adore résoudre les casse-têtes que la</text:span></text:p>
          </draw:text-box>
        </draw:frame>
        <draw:frame draw:style-name="gr9" draw:text-style-name="P10" draw:layer="layout" svg:width="5.848cm" svg:height="0.797cm" svg:x="2.23cm" svg:y="25.351cm">
          <draw:text-box>
            <text:p text:style-name="P8"><text:span text:style-name="T2">programmation peut me donner mais pour</text:span></text:p>
          </draw:text-box>
        </draw:frame>
        <draw:frame draw:style-name="gr9" draw:text-style-name="P10" draw:layer="layout" svg:width="6.195cm" svg:height="0.797cm" svg:x="2.23cm" svg:y="25.84cm">
          <draw:text-box>
            <text:p text:style-name="P8"><text:span text:style-name="T2">me détendre j'aime dessiner et prendre de</text:span></text:p>
          </draw:text-box>
        </draw:frame>
        <draw:frame draw:style-name="gr9" draw:text-style-name="P10" draw:layer="layout" svg:width="2.106cm" svg:height="0.399cm" svg:x="2.23cm" svg:y="26.33cm">
          <draw:text-box>
            <text:p text:style-name="P8"><text:span text:style-name="T2">belles photos</text:span></text:p>
          </draw:text-box>
        </draw:frame>
        <draw:frame draw:style-name="gr8" draw:text-style-name="P9" draw:layer="layout" svg:width="1.446cm" svg:height="0.475cm" svg:x="11.128cm" svg:y="15.151cm">
          <draw:text-box>
            <text:p text:style-name="P8"><text:span text:style-name="T1">SKILLS</text:span></text:p>
          </draw:text-box>
        </draw:frame>
        <draw:path draw:style-name="gr4" draw:text-style-name="P4" draw:layer="layout" svg:width="2.829cm" svg:height="2.829cm" svg:x="15.185cm" svg:y="23.706cm" svg:viewBox="0 0 2830 2830" svg:d="M1416 0c-47 0-93 3-139 7-46 5-92 12-137 21-46 9-91 20-135 33-44 14-88 29-131 47-42 18-84 38-125 59-41 22-81 46-119 72-39 26-76 53-112 82-35 31-70 62-102 95-33 32-65 67-95 103-29 35-57 73-82 111-26 39-50 78-72 119s-41 83-59 126c-18 42-33 86-47 130-13 45-24 89-34 135-9 45-15 91-20 137-4 46-7 92-7 139 0 46 3 92 7 138 5 46 11 92 20 138 10 45 21 90 34 134 14 45 29 88 47 131s37 85 59 125c22 41 46 81 72 119 25 39 53 76 82 112 30 36 62 70 95 103 32 33 67 64 102 93 36 29 73 57 112 83 38 25 78 49 119 71s83 42 125 59c43 18 87 34 131 47 44 14 89 25 135 34 45 9 91 16 137 20 46 5 92 7 139 7 46 0 92-2 138-7 46-4 92-11 138-20 45-9 90-20 134-34 44-13 88-29 131-47 43-17 84-37 125-59s81-46 119-71c39-26 76-54 112-83s70-60 103-93c32-33 63-67 93-103 29-36 57-73 83-112 25-38 49-78 71-119 22-40 41-82 59-125s34-86 47-131c13-44 25-89 34-134 9-46 16-92 20-138 5-46 7-92 7-138 0-47-2-93-7-139-4-46-11-92-20-137-9-46-21-90-34-135-13-44-29-88-47-130-18-43-37-85-59-126s-46-80-71-119c-26-38-54-76-83-111-30-36-61-71-93-103-33-33-67-64-103-95-36-29-73-56-112-82-38-26-78-50-119-72-41-21-82-41-125-59s-87-33-131-47c-44-13-89-24-134-33-46-9-92-16-138-21-46-4-92-7-138-7z">
          <text:p/>
        </draw:path>
        <draw:frame draw:style-name="gr9" draw:text-style-name="P10" draw:layer="layout" svg:width="9.777cm" svg:height="0.399cm" svg:x="5.121cm" svg:y="27.674cm">
          <draw:text-box>
            <text:p text:style-name="P8"><text:span text:style-name="T6">www.https://www.linkedin.com/in/justine-magniez-0478661ab/</text:span></text:p>
          </draw:text-box>
        </draw:frame>
        <draw:frame draw:style-name="gr24" draw:text-style-name="P25" draw:layer="layout" svg:width="1.129cm" svg:height="1.318cm" svg:x="13.144cm" svg:y="20.15cm">
          <draw:text-box>
            <text:p text:style-name="P8"><text:span text:style-name="T7"><text:s/></text:span></text:p>
          </draw:text-box>
        </draw:frame>
        <draw:frame draw:style-name="gr25" draw:text-style-name="P26" draw:layer="layout" svg:width="0.637cm" svg:height="0.556cm" svg:x="16.242cm" svg:y="24.88cm">
          <draw:text-box>
            <text:p text:style-name="P8"><text:span text:style-name="T8">sql</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penSansular" svg:font-family="OpenSansular"/>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1.007cm" fo:page-height="29.71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0-06-16T12:39:40.626724739</dc:date>
    <meta:editing-duration>PT2M9S</meta:editing-duration>
    <meta:editing-cycles>1</meta:editing-cycles>
    <meta:document-statistic meta:object-count="104"/>
    <meta:generator>LibreOffice/6.0.7.3$Linux_X86_64 LibreOffice_project/00m0$Build-3</meta:generator>
  </office:meta>
</office:document-meta>
</file>